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5e5c" officeooo:paragraph-rsid="000f5e5c"/>
    </style:style>
    <style:style style:name="P2" style:family="paragraph" style:parent-style-name="Standard">
      <style:text-properties officeooo:rsid="0011587d" officeooo:paragraph-rsid="0011587d"/>
    </style:style>
    <style:style style:name="P3" style:family="paragraph" style:parent-style-name="Standard">
      <style:text-properties officeooo:rsid="0012bc81" officeooo:paragraph-rsid="0012bc81"/>
    </style:style>
    <style:style style:name="P4" style:family="paragraph" style:parent-style-name="Standard">
      <style:text-properties officeooo:rsid="00140ef8" officeooo:paragraph-rsid="00140ef8"/>
    </style:style>
    <style:style style:name="P5" style:family="paragraph" style:parent-style-name="Standard">
      <style:text-properties officeooo:rsid="00140ef8" officeooo:paragraph-rsid="0014d050"/>
    </style:style>
    <style:style style:name="P6" style:family="paragraph" style:parent-style-name="Standard">
      <style:text-properties officeooo:rsid="0014d050" officeooo:paragraph-rsid="0014d050"/>
    </style:style>
    <style:style style:name="P7" style:family="paragraph" style:parent-style-name="Standard">
      <style:text-properties officeooo:rsid="0015e9da" officeooo:paragraph-rsid="0015e9da"/>
    </style:style>
    <style:style style:name="P8" style:family="paragraph" style:parent-style-name="Standard">
      <style:text-properties fo:font-weight="bold" officeooo:rsid="0015e9da" officeooo:paragraph-rsid="0015e9da" style:font-weight-asian="bold" style:font-weight-complex="bold"/>
    </style:style>
    <style:style style:name="P9" style:family="paragraph" style:parent-style-name="Standard">
      <style:text-properties fo:font-weight="bold" officeooo:rsid="0016ccf5" officeooo:paragraph-rsid="0016ccf5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5e9da" officeooo:paragraph-rsid="0015e9da" style:font-weight-asian="bold" style:font-weight-complex="bold"/>
    </style:style>
    <style:style style:name="P11" style:family="paragraph" style:parent-style-name="Standard">
      <style:text-properties fo:font-weight="normal" officeooo:rsid="0015e9da" officeooo:paragraph-rsid="0015e9da" style:font-weight-asian="normal" style:font-weight-complex="normal"/>
    </style:style>
    <style:style style:name="P12" style:family="paragraph" style:parent-style-name="Standard">
      <style:text-properties style:text-underline-style="none" fo:font-weight="bold" officeooo:rsid="0015e9da" officeooo:paragraph-rsid="0015e9da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16ccf5" officeooo:paragraph-rsid="0016ccf5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7fe6c" officeooo:paragraph-rsid="0017fe6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0ef8" style:font-weight-asian="normal" style:font-weight-complex="normal"/>
    </style:style>
    <style:style style:name="T4" style:family="text">
      <style:text-properties fo:font-weight="normal" officeooo:rsid="0014d050" style:font-weight-asian="normal" style:font-weight-complex="normal"/>
    </style:style>
    <style:style style:name="T5" style:family="text">
      <style:text-properties fo:font-weight="normal" officeooo:rsid="0015e9da" style:font-weight-asian="normal" style:font-weight-complex="normal"/>
    </style:style>
    <style:style style:name="T6" style:family="text">
      <style:text-properties fo:font-weight="normal" officeooo:rsid="00178409" style:font-weight-asian="normal" style:font-weight-complex="normal"/>
    </style:style>
    <style:style style:name="T7" style:family="text">
      <style:text-properties officeooo:rsid="0014d050"/>
    </style:style>
    <style:style style:name="T8" style:family="text">
      <style:text-properties officeooo:rsid="0016ccf5"/>
    </style:style>
    <style:style style:name="T9" style:family="text">
      <style:text-properties officeooo:rsid="0017fe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. Vinod Kumar Reddy</text:p>
      <text:p text:style-name="P1"/>
      <text:p text:style-name="P1">Register Number: 16MIS0336</text:p>
      <text:p text:style-name="P1"/>
      <text:p text:style-name="P1"/>
      <text:p text:style-name="P1"><text:tab/><text:tab/><text:tab/><text:tab/><text:tab/><text:tab/>CASE STUDY</text:p>
      <text:p text:style-name="P1"><text:span text:style-name="T7">1</text:span>. How do you analyse and build a version of a product worthy enough to go into</text:p>
      <text:p text:style-name="P1">production, given a vague problem statement? The problem statement is something that</text:p>
      <text:p text:style-name="P1">no one in the team has attempted before and you own it now - now it’s upon you to</text:p>
      <text:p text:style-name="P1">break it down into logical components and build from ground up.</text:p>
      <text:p text:style-name="P1"/>
      <text:p text:style-name="P6">1. Immediate Solution : Disable the feature(In which Issue raised.)</text:p>
      <text:p text:style-name="P6"/>
      <text:p text:style-name="P6">2. Final Solution : We need to work on the Issue and Provide Solution and do HOT Fix.</text:p>
      <text:p text:style-name="P6"/>
      <text:p text:style-name="P6">3. </text:p>
      <text:p text:style-name="P1"/>
      <text:p text:style-name="P1"/>
      <text:p text:style-name="P2"><text:span text:style-name="T7">2</text:span>. Given that a component is already in production, how do you iterate and build it from</text:p>
      <text:p text:style-name="P2">scratch (if needed) or add in more features/model engineering? We have seen a plateau</text:p>
      <text:p text:style-name="P2">in model performance , now we want to break the “false ceiling”.</text:p>
      <text:p text:style-name="P3"/>
      <text:p text:style-name="P3"/>
      <text:p text:style-name="P3"><text:s text:c="9"/><text:span text:style-name="T1">SWIGGY FOOD DELIVERY APPLICATION FOR ANDROID USERS</text:span></text:p>
      <text:p text:style-name="P3"><text:span text:style-name="T1"/></text:p>
      <text:p text:style-name="P3"><text:span text:style-name="T1">DESCRIPTION: <text:s/></text:span><text:span text:style-name="T2">It is an applicat</text:span><text:span text:style-name="T3">i</text:span><text:span text:style-name="T2">on used for Food orde</text:span><text:span text:style-name="T3">r</text:span><text:span text:style-name="T2">s. </text:span><text:span text:style-name="T3">General process of food order and delivery is</text:span></text:p>
      <text:p text:style-name="P3"><text:span text:style-name="T3"/></text:p>
      <text:p text:style-name="P4"><text:span text:style-name="T2">STEP -1 : Registration And Login.</text:span></text:p>
      <text:p text:style-name="P4"><text:span text:style-name="T2">STEP -2: Select Food Items and Quantity of items.</text:span></text:p>
      <text:p text:style-name="P4"><text:span text:style-name="T2">STEP -3: Check out and Payments</text:span></text:p>
      <text:p text:style-name="P5"><text:span text:style-name="T2">STEP -4: </text:span><text:span text:style-name="T5">Track the </text:span><text:span text:style-name="T4">Delivery person.</text:span></text:p>
      <text:p text:style-name="P5"><text:span text:style-name="T4">STEP -5: </text:span><text:span text:style-name="T2"><text:s/></text:span><text:span text:style-name="T5">Receiving the Food Items.</text:span></text:p>
      <text:p text:style-name="P5"><text:span text:style-name="T5"/></text:p>
      <text:p text:style-name="P8">Issue in current Model is:</text:p>
      <text:p text:style-name="P7"><text:span text:style-name="T2"/></text:p>
      <text:p text:style-name="P7"><text:span text:style-name="T2">After the delivery person delivers the food items, the user can make False Complaint on the Delivery person <text:s/>that the items are missing or Food got Misplaced. </text:span></text:p>
      <text:p text:style-name="P7"><text:span text:style-name="T2"/></text:p>
      <text:p text:style-name="P9">Case Study of Real Time Example: <text:span text:style-name="T6">When we are in College we order 10 to 15 Food Items. Once the Delivery received, We make false complaint that we didn’t Receive the No of Food Items. Suppose I ordered 10 Items, Even though we got 10 items delivered, we take image with only 7 items remaining three items we keep aside. And we raised complaint with that image, So we get Amount Refund or Cashback for the three items.</text:span></text:p>
      <text:p text:style-name="P7"><text:span text:style-name="T2"/></text:p>
      <text:p text:style-name="P7"><text:span text:style-name="T2"/></text:p>
      <text:p text:style-name="P8">Drawback with this Model.</text:p>
      <text:p text:style-name="P8"/>
      <text:p text:style-name="P11">1. Any one can issue the False Complaint and gain Money or Extra Food.</text:p>
      <text:p text:style-name="P11"/>
      <text:p text:style-name="P11">2. Money Loss for the Delivery person , Restaurant and /or <text:s/>Application.</text:p>
      <text:p text:style-name="P11"/>
      <text:p text:style-name="P11"><text:soft-page-break/>3. Loss of reputation.</text:p>
      <text:p text:style-name="P8"/>
      <text:p text:style-name="P10">SOLUTIONS TO OVER COME <text:span text:style-name="T8">THE PROBLEM:</text:span></text:p>
      <text:p text:style-name="P10"/>
      <text:p text:style-name="P13">MISSING FOOD ITEMS:</text:p>
      <text:p text:style-name="P13"/>
      <text:p text:style-name="P13">1. <text:span text:style-name="T9">Add extra feature in application for the Delivery person to take image of items and upload prior to delivery.</text:span></text:p>
      <text:p text:style-name="P13"/>
      <text:p text:style-name="P14">2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7:03:02.815000000</meta:creation-date>
    <dc:date>2020-10-07T18:23:29.290000000</dc:date>
    <meta:editing-duration>PT24M33S</meta:editing-duration>
    <meta:editing-cycles>5</meta:editing-cycles>
    <meta:generator>LibreOffice/6.2.2.2$Windows_X86_64 LibreOffice_project/2b840030fec2aae0fd2658d8d4f9548af4e3518d</meta:generator>
    <meta:document-statistic meta:table-count="0" meta:image-count="0" meta:object-count="0" meta:page-count="2" meta:paragraph-count="31" meta:word-count="372" meta:character-count="2069" meta:non-whitespace-character-count="1707"/>
  </office:meta>
</office:document-meta>
</file>